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8cm"/>
    </style:style>
    <style:style style:name="co3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5.967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mailMessag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office:value-type="string">
            <text:p>TEMPLATE</text:p>
          </table:table-cell>
          <table:table-cell office:value-type="string">
            <text:p>MESSAGE_TITLE</text:p>
          </table:table-cell>
          <table:table-cell office:value-type="string">
            <text:p>TEXT</text:p>
          </table:table-cell>
        </table:table-row>
        <table:table-row table:style-name="ro2">
          <table:table-cell office:value-type="string">
            <text:p>USER_REGISTER</text:p>
          </table:table-cell>
          <table:table-cell office:value-type="string">
            <text:p>registrationUser</text:p>
          </table:table-cell>
          <table:table-cell office:value-type="string">
            <text:p>Registration User</text:p>
          </table:table-cell>
        </table:table-row>
        <table:table-row table:style-name="ro2">
          <table:table-cell office:value-type="string">
            <text:p>USER_REGISTER</text:p>
          </table:table-cell>
          <table:table-cell office:value-type="string">
            <text:p>successfullyReg</text:p>
          </table:table-cell>
          <table:table-cell office:value-type="string">
            <text:p>You have successfully registered yourself on GDFNow.org</text:p>
          </table:table-cell>
        </table:table-row>
        <table:table-row table:style-name="ro2">
          <table:table-cell office:value-type="string">
            <text:p>USER_REGISTER</text:p>
          </table:table-cell>
          <table:table-cell office:value-type="string">
            <text:p>setPassword</text:p>
          </table:table-cell>
          <table:table-cell office:value-type="string">
            <text:p>Kindly set you Account Password by following the link below</text:p>
          </table:table-cell>
        </table:table-row>
        <table:table-row table:style-name="ro2">
          <table:table-cell office:value-type="string">
            <text:p>USER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2">
          <table:table-cell office:value-type="string">
            <text:p>USER_REGISTER</text:p>
          </table:table-cell>
          <table:table-cell office:value-type="string">
            <text:p>subject</text:p>
          </table:table-cell>
          <table:table-cell office:value-type="string">
            <text:p>User Registration</text:p>
          </table:table-cell>
        </table:table-row>
        <table:table-row table:style-name="ro2">
          <table:table-cell office:value-type="string">
            <text:p>ACCESS_CONFIRM</text:p>
          </table:table-cell>
          <table:table-cell office:value-type="string">
            <text:p>accessConfirmed</text:p>
          </table:table-cell>
          <table:table-cell office:value-type="string">
            <text:p>Access Confirmed</text:p>
          </table:table-cell>
        </table:table-row>
        <table:table-row table:style-name="ro2">
          <table:table-cell office:value-type="string">
            <text:p>ACCESS_CONFIRM</text:p>
          </table:table-cell>
          <table:table-cell office:value-type="string">
            <text:p>thankYou</text:p>
          </table:table-cell>
          <table:table-cell office:value-type="string">
            <text:p>Congratulations on setting your access details. Your registration is now complete!! </text:p>
          </table:table-cell>
        </table:table-row>
        <table:table-row table:style-name="ro2">
          <table:table-cell office:value-type="string">
            <text:p>ACCESS_CONFIRM</text:p>
          </table:table-cell>
          <table:table-cell office:value-type="string">
            <text:p>welcome</text:p>
          </table:table-cell>
          <table:table-cell office:value-type="string">
            <text:p>Welcome to GdfNow.org</text:p>
          </table:table-cell>
        </table:table-row>
        <table:table-row table:style-name="ro2">
          <table:table-cell office:value-type="string">
            <text:p>ACCESS_CONFIRM</text:p>
          </table:table-cell>
          <table:table-cell office:value-type="string">
            <text:p>home</text:p>
          </table:table-cell>
          <table:table-cell office:value-type="string">
            <text:p>Home</text:p>
          </table:table-cell>
        </table:table-row>
        <table:table-row table:style-name="ro2">
          <table:table-cell office:value-type="string">
            <text:p>ACCESS_CONFIRM</text:p>
          </table:table-cell>
          <table:table-cell office:value-type="string">
            <text:p>subject</text:p>
          </table:table-cell>
          <table:table-cell office:value-type="string">
            <text:p>Access Confirm</text:p>
          </table:table-cell>
        </table:table-row>
        <table:table-row table:style-name="ro2">
          <table:table-cell office:value-type="string">
            <text:p>DEEDER_REGISTER</text:p>
          </table:table-cell>
          <table:table-cell office:value-type="string">
            <text:p>subject</text:p>
          </table:table-cell>
          <table:table-cell office:value-type="string">
            <text:p>Deeder Registration</text:p>
          </table:table-cell>
        </table:table-row>
        <table:table-row table:style-name="ro2">
          <table:table-cell office:value-type="string">
            <text:p>DEEDER_REGISTER</text:p>
          </table:table-cell>
          <table:table-cell office:value-type="string">
            <text:p>registrationDeeder</text:p>
          </table:table-cell>
          <table:table-cell office:value-type="string">
            <text:p>Registration Deeder</text:p>
          </table:table-cell>
        </table:table-row>
        <table:table-row table:style-name="ro2">
          <table:table-cell office:value-type="string">
            <text:p>DEEDER_REGISTER</text:p>
          </table:table-cell>
          <table:table-cell office:value-type="string">
            <text:p>successfullyReg</text:p>
          </table:table-cell>
          <table:table-cell office:value-type="string">
            <text:p>You have successfully registered yourself on GDFNow.org</text:p>
          </table:table-cell>
        </table:table-row>
        <table:table-row table:style-name="ro2">
          <table:table-cell office:value-type="string">
            <text:p>DEEDER_REGISTER</text:p>
          </table:table-cell>
          <table:table-cell office:value-type="string">
            <text:p>setPassword</text:p>
          </table:table-cell>
          <table:table-cell office:value-type="string">
            <text:p>Kindly set you Account Password by following the link below</text:p>
          </table:table-cell>
        </table:table-row>
        <table:table-row table:style-name="ro2">
          <table:table-cell office:value-type="string">
            <text:p>DEEDER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2">
          <table:table-cell office:value-type="string">
            <text:p>USER_DEEDER_REGISTER</text:p>
          </table:table-cell>
          <table:table-cell office:value-type="string">
            <text:p>dearUserDeeder</text:p>
          </table:table-cell>
          <table:table-cell office:value-type="string">
            <text:p>Dear %1$s ,</text:p>
          </table:table-cell>
        </table:table-row>
        <table:table-row table:style-name="ro2">
          <table:table-cell office:value-type="string">
            <text:p>USER_DEEDER_REGISTER</text:p>
          </table:table-cell>
          <table:table-cell office:value-type="string">
            <text:p>nominatedMsg</text:p>
          </table:table-cell>
          <table:table-cell office:value-type="string">
            <text:p>You have been Nominated by our User %1$s</text:p>
          </table:table-cell>
        </table:table-row>
        <table:table-row table:style-name="ro2">
          <table:table-cell office:value-type="string">
            <text:p>USER_DEEDER_REGISTER</text:p>
          </table:table-cell>
          <table:table-cell office:value-type="string">
            <text:p>checkProfile</text:p>
          </table:table-cell>
          <table:table-cell office:value-type="string">
            <text:p>You may wish to check your profile here (You DOB might need correction) :</text:p>
          </table:table-cell>
        </table:table-row>
        <table:table-row table:style-name="ro2">
          <table:table-cell office:value-type="string">
            <text:p>USER_DEEDER_REGISTER</text:p>
          </table:table-cell>
          <table:table-cell office:value-type="string">
            <text:p>profileOKMsg</text:p>
          </table:table-cell>
          <table:table-cell office:value-type="string">
            <text:p>If the profile looks OK to you (or you wish to make changes), please set your access password on the following link:</text:p>
          </table:table-cell>
        </table:table-row>
        <table:table-row table:style-name="ro2">
          <table:table-cell office:value-type="string">
            <text:p>USER_DEEDER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2">
          <table:table-cell office:value-type="string">
            <text:p>NOMINATION_CONFIRM</text:p>
          </table:table-cell>
          <table:table-cell office:value-type="string">
            <text:p>subject</text:p>
          </table:table-cell>
          <table:table-cell office:value-type="string">
            <text:p>Nomination Confirm of %1$s <text:s/>%2$s</text:p>
          </table:table-cell>
        </table:table-row>
        <table:table-row table:style-name="ro2">
          <table:table-cell office:value-type="string">
            <text:p>NOMINATION_CONFIRM</text:p>
          </table:table-cell>
          <table:table-cell office:value-type="string">
            <text:p>ThanksMsg</text:p>
          </table:table-cell>
          <table:table-cell office:value-type="string">
            <text:p>Thank you for making a valuable contribution to make a 'real' change in the world.</text:p>
          </table:table-cell>
        </table:table-row>
        <table:table-row table:style-name="ro2">
          <table:table-cell office:value-type="string">
            <text:p>NOMINATION_CONFIRM</text:p>
          </table:table-cell>
          <table:table-cell office:value-type="string">
            <text:p>informOnDeederConfirm</text:p>
          </table:table-cell>
          <table:table-cell office:value-type="string">
            <text:p>Once the Deeder accepts the nomination, we will inform you.</text:p>
          </table:table-cell>
        </table:table-row>
        <table:table-row table:style-name="ro2">
          <table:table-cell office:value-type="string">
            <text:p>NOMINATION_CONFIRM</text:p>
          </table:table-cell>
          <table:table-cell office:value-type="string">
            <text:p>suggestDeedOfDeeder</text:p>
          </table:table-cell>
          <table:table-cell office:value-type="string">
            <text:p>In the mean time, if you wish you may suggest the Deeds that Deeder has been carrying out by visiting your account.</text:p>
          </table:table-cell>
        </table:table-row>
        <table:table-row table:style-name="ro2">
          <table:table-cell office:value-type="string">
            <text:p>NOMINATION_CONFIRM</text:p>
          </table:table-cell>
          <table:table-cell office:value-type="string">
            <text:p>gdfNowHome</text:p>
          </table:table-cell>
          <table:table-cell office:value-type="string">
            <text:p>GdfNow Home</text:p>
          </table:table-cell>
        </table:table-row>
        <table:table-row table:style-name="ro2">
          <table:table-cell office:value-type="string">
            <text:p>BUSINESS_REGISTER</text:p>
          </table:table-cell>
          <table:table-cell office:value-type="string">
            <text:p>subject</text:p>
          </table:table-cell>
          <table:table-cell office:value-type="string">
            <text:p>Registration Business</text:p>
          </table:table-cell>
        </table:table-row>
        <table:table-row table:style-name="ro2">
          <table:table-cell office:value-type="string">
            <text:p>BUSINESS_REGISTER</text:p>
          </table:table-cell>
          <table:table-cell office:value-type="string">
            <text:p>dearBusiness</text:p>
          </table:table-cell>
          <table:table-cell office:value-type="string">
            <text:p>Dear %1$s,</text:p>
          </table:table-cell>
        </table:table-row>
        <table:table-row table:style-name="ro2">
          <table:table-cell office:value-type="string">
            <text:p>BUSINESS_REGISTER</text:p>
          </table:table-cell>
          <table:table-cell office:value-type="string">
            <text:p>successfullyReg</text:p>
          </table:table-cell>
          <table:table-cell office:value-type="string">
            <text:p>Your Business, %1$s, has been successfully registered on GDFNow.org</text:p>
          </table:table-cell>
        </table:table-row>
        <table:table-row table:style-name="ro2">
          <table:table-cell office:value-type="string">
            <text:p>BUSINESS_REGISTER</text:p>
          </table:table-cell>
          <table:table-cell office:value-type="string">
            <text:p>setPasswordLinkMsg</text:p>
          </table:table-cell>
          <table:table-cell office:value-type="string">
            <text:p>Kindly set you Account Password by following the link below</text:p>
          </table:table-cell>
        </table:table-row>
        <table:table-row table:style-name="ro2">
          <table:table-cell office:value-type="string">
            <text:p>BUSINESS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2">
          <table:table-cell office:value-type="string">
            <text:p>BUSINESS_AMEND</text:p>
          </table:table-cell>
          <table:table-cell office:value-type="string">
            <text:p>subject</text:p>
          </table:table-cell>
          <table:table-cell office:value-type="string">
            <text:p>Change Business Details</text:p>
          </table:table-cell>
        </table:table-row>
        <table:table-row table:style-name="ro2">
          <table:table-cell office:value-type="string">
            <text:p>BUSINESS_AMEND</text:p>
          </table:table-cell>
          <table:table-cell office:value-type="string">
            <text:p>changesApplied</text:p>
          </table:table-cell>
          <table:table-cell office:value-type="string">
            <text:p>Thank You. The changes have now been applied on account %1$s</text:p>
          </table:table-cell>
        </table:table-row>
        <table:table-row table:style-name="ro2">
          <table:table-cell office:value-type="string">
            <text:p>GOVERNMENT_REGISTER</text:p>
          </table:table-cell>
          <table:table-cell office:value-type="string">
            <text:p>subject</text:p>
          </table:table-cell>
          <table:table-cell office:value-type="string">
            <text:p>Registration Government Agency/Department</text:p>
          </table:table-cell>
        </table:table-row>
        <table:table-row table:style-name="ro2">
          <table:table-cell office:value-type="string">
            <text:p>GOVERNMENT_REGISTER</text:p>
          </table:table-cell>
          <table:table-cell office:value-type="string">
            <text:p>dearGovernment</text:p>
          </table:table-cell>
          <table:table-cell office:value-type="string">
            <text:p>Dear %1$s ,</text:p>
          </table:table-cell>
        </table:table-row>
        <table:table-row table:style-name="ro2">
          <table:table-cell office:value-type="string">
            <text:p>GOVERNMENT_REGISTER</text:p>
          </table:table-cell>
          <table:table-cell office:value-type="string">
            <text:p>successfullyReg</text:p>
          </table:table-cell>
          <table:table-cell office:value-type="string">
            <text:p>Your Agency/Department %1$s, has been successfully registered on GDFNow.org</text:p>
          </table:table-cell>
        </table:table-row>
        <table:table-row table:style-name="ro2">
          <table:table-cell office:value-type="string">
            <text:p>GOVERNMENT_REGISTER</text:p>
          </table:table-cell>
          <table:table-cell office:value-type="string">
            <text:p>setPassword</text:p>
          </table:table-cell>
          <table:table-cell office:value-type="string">
            <text:p>Kindly set you Account Password by following the link below</text:p>
          </table:table-cell>
        </table:table-row>
        <table:table-row table:style-name="ro2">
          <table:table-cell office:value-type="string">
            <text:p>GOVERNMENT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2">
          <table:table-cell office:value-type="string">
            <text:p>GOVERNMENT_AMEND</text:p>
          </table:table-cell>
          <table:table-cell office:value-type="string">
            <text:p>subject</text:p>
          </table:table-cell>
          <table:table-cell office:value-type="string">
            <text:p>Change Government Agency/Department Details</text:p>
          </table:table-cell>
        </table:table-row>
        <table:table-row table:style-name="ro2">
          <table:table-cell office:value-type="string">
            <text:p>GOVERNMENT_AMEND</text:p>
          </table:table-cell>
          <table:table-cell office:value-type="string">
            <text:p>changesApplied</text:p>
          </table:table-cell>
          <table:table-cell office:value-type="string">
            <text:p>Thank You. The changes have now been applied on account %1$s</text:p>
          </table:table-cell>
        </table:table-row>
        <table:table-row table:style-name="ro2">
          <table:table-cell office:value-type="string">
            <text:p>NGO_REGISTER</text:p>
          </table:table-cell>
          <table:table-cell office:value-type="string">
            <text:p>subject</text:p>
          </table:table-cell>
          <table:table-cell office:value-type="string">
            <text:p>Registration NGO</text:p>
          </table:table-cell>
        </table:table-row>
        <table:table-row table:style-name="ro2">
          <table:table-cell office:value-type="string">
            <text:p>NGO_REGISTER</text:p>
          </table:table-cell>
          <table:table-cell office:value-type="string">
            <text:p>dearNgo</text:p>
          </table:table-cell>
          <table:table-cell office:value-type="string">
            <text:p>Dear %1$s,</text:p>
          </table:table-cell>
        </table:table-row>
        <table:table-row table:style-name="ro2">
          <table:table-cell office:value-type="string">
            <text:p>NGO_REGISTER</text:p>
          </table:table-cell>
          <table:table-cell office:value-type="string">
            <text:p>successfullyReg</text:p>
          </table:table-cell>
          <table:table-cell office:value-type="string">
            <text:p>Your NGO/Charity %1$s, has been successfully registered on GDFNow.org</text:p>
          </table:table-cell>
        </table:table-row>
        <table:table-row table:style-name="ro2">
          <table:table-cell office:value-type="string">
            <text:p>NGO_REGISTER</text:p>
          </table:table-cell>
          <table:table-cell office:value-type="string">
            <text:p>setPassword</text:p>
          </table:table-cell>
          <table:table-cell office:value-type="string">
            <text:p>Kindly set you Account Password by following the link below</text:p>
          </table:table-cell>
        </table:table-row>
        <table:table-row table:style-name="ro2">
          <table:table-cell office:value-type="string">
            <text:p>NGO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2">
          <table:table-cell office:value-type="string">
            <text:p>NGO_AMEND</text:p>
          </table:table-cell>
          <table:table-cell office:value-type="string">
            <text:p>subject</text:p>
          </table:table-cell>
          <table:table-cell office:value-type="string">
            <text:p>Change NGO/Charity Details</text:p>
          </table:table-cell>
        </table:table-row>
        <table:table-row table:style-name="ro2">
          <table:table-cell office:value-type="string">
            <text:p>NGO_AMEND</text:p>
          </table:table-cell>
          <table:table-cell office:value-type="string">
            <text:p>changesApplied</text:p>
          </table:table-cell>
          <table:table-cell office:value-type="string">
            <text:p>Thank You. The changes have now been applied on account %1$s</text:p>
          </table:table-cell>
        </table:table-row>
        <table:table-row table:style-name="ro2">
          <table:table-cell office:value-type="string">
            <text:p>BUSINESS_OFFER</text:p>
          </table:table-cell>
          <table:table-cell office:value-type="string">
            <text:p>subject</text:p>
          </table:table-cell>
          <table:table-cell office:value-type="string">
            <text:p>Offer from Business</text:p>
          </table:table-cell>
        </table:table-row>
        <table:table-row table:style-name="ro2">
          <table:table-cell office:value-type="string">
            <text:p>BUSINESS_OFFER</text:p>
          </table:table-cell>
          <table:table-cell office:value-type="string">
            <text:p>dearBusiness</text:p>
          </table:table-cell>
          <table:table-cell office:value-type="string">
            <text:p>Dear %1$s,</text:p>
          </table:table-cell>
        </table:table-row>
        <table:table-row table:style-name="ro2">
          <table:table-cell office:value-type="string">
            <text:p>BUSINESS_OFFER</text:p>
          </table:table-cell>
          <table:table-cell office:value-type="string">
            <text:p>ThanksMsg</text:p>
          </table:table-cell>
          <table:table-cell office:value-type="string">
            <text:p>Thank you for making an offer. It is Live now on GDFNow.org</text:p>
          </table:table-cell>
        </table:table-row>
        <table:table-row table:style-name="ro2">
          <table:table-cell office:value-type="string">
            <text:p>BUSINESS_OFFER</text:p>
          </table:table-cell>
          <table:table-cell office:value-type="string">
            <text:p>visitOfferLinkMsg</text:p>
          </table:table-cell>
          <table:table-cell office:value-type="string">
            <text:p>In order to view the Offer details, please visit the following link:</text:p>
          </table:table-cell>
        </table:table-row>
        <table:table-row table:style-name="ro2">
          <table:table-cell office:value-type="string">
            <text:p>GOVERNMENT_OFFER</text:p>
          </table:table-cell>
          <table:table-cell office:value-type="string">
            <text:p>subject</text:p>
          </table:table-cell>
          <table:table-cell office:value-type="string">
            <text:p>Offer from Government Agency/Department</text:p>
          </table:table-cell>
        </table:table-row>
        <table:table-row table:style-name="ro2">
          <table:table-cell office:value-type="string">
            <text:p>GOVERNMENT_OFFER</text:p>
          </table:table-cell>
          <table:table-cell office:value-type="string">
            <text:p>dearBusiness</text:p>
          </table:table-cell>
          <table:table-cell office:value-type="string">
            <text:p>Dear %1$s,</text:p>
          </table:table-cell>
        </table:table-row>
        <table:table-row table:style-name="ro2">
          <table:table-cell office:value-type="string">
            <text:p>GOVERNMENT_OFFER</text:p>
          </table:table-cell>
          <table:table-cell office:value-type="string">
            <text:p>ThanksMsg</text:p>
          </table:table-cell>
          <table:table-cell office:value-type="string">
            <text:p>Thank you for making an offer. It is Live now on GDFNow.org</text:p>
          </table:table-cell>
        </table:table-row>
        <table:table-row table:style-name="ro2">
          <table:table-cell office:value-type="string">
            <text:p>GOVERNMENT_OFFER</text:p>
          </table:table-cell>
          <table:table-cell office:value-type="string">
            <text:p>visitOfferLinkMsg</text:p>
          </table:table-cell>
          <table:table-cell office:value-type="string">
            <text:p>In order to view the Offer details, please visit the following link:</text:p>
          </table:table-cell>
        </table:table-row>
        <table:table-row table:style-name="ro2">
          <table:table-cell office:value-type="string">
            <text:p>NGO_OFFER</text:p>
          </table:table-cell>
          <table:table-cell office:value-type="string">
            <text:p>subject</text:p>
          </table:table-cell>
          <table:table-cell office:value-type="string">
            <text:p>Offer from NGO</text:p>
          </table:table-cell>
        </table:table-row>
        <table:table-row table:style-name="ro2">
          <table:table-cell office:value-type="string">
            <text:p>NGO_OFFER</text:p>
          </table:table-cell>
          <table:table-cell office:value-type="string">
            <text:p>dearNgo</text:p>
          </table:table-cell>
          <table:table-cell office:value-type="string">
            <text:p>Dear %1$s,</text:p>
          </table:table-cell>
        </table:table-row>
        <table:table-row table:style-name="ro2">
          <table:table-cell office:value-type="string">
            <text:p>NGO_OFFER</text:p>
          </table:table-cell>
          <table:table-cell office:value-type="string">
            <text:p>ThanksMsg</text:p>
          </table:table-cell>
          <table:table-cell office:value-type="string">
            <text:p>Thank you for making an offer. It is Live now on GDFNow.org</text:p>
          </table:table-cell>
        </table:table-row>
        <table:table-row table:style-name="ro2">
          <table:table-cell office:value-type="string">
            <text:p>NGO_OFFER</text:p>
          </table:table-cell>
          <table:table-cell office:value-type="string">
            <text:p>visitOfferLinkMsg</text:p>
          </table:table-cell>
          <table:table-cell office:value-type="string">
            <text:p>In order to view the Offer details, please visit the following link:</text:p>
          </table:table-cell>
        </table:table-row>
        <table:table-row table:style-name="ro2">
          <table:table-cell office:value-type="string">
            <text:p>CREATE_DEED</text:p>
          </table:table-cell>
          <table:table-cell office:value-type="string">
            <text:p>subject</text:p>
          </table:table-cell>
          <table:table-cell office:value-type="string">
            <text:p>Deed Registration</text:p>
          </table:table-cell>
        </table:table-row>
        <table:table-row table:style-name="ro2">
          <table:table-cell office:value-type="string">
            <text:p>CREATE_DEED</text:p>
          </table:table-cell>
          <table:table-cell office:value-type="string">
            <text:p>dearDeeder</text:p>
          </table:table-cell>
          <table:table-cell office:value-type="string">
            <text:p>Dear %1$s,</text:p>
          </table:table-cell>
        </table:table-row>
        <table:table-row table:style-name="ro2">
          <table:table-cell office:value-type="string">
            <text:p>CREATE_DEED</text:p>
          </table:table-cell>
          <table:table-cell office:value-type="string">
            <text:p>successMsg</text:p>
          </table:table-cell>
          <table:table-cell office:value-type="string">
            <text:p>You have successfully registered your Deed on GDFNow.org</text:p>
          </table:table-cell>
        </table:table-row>
        <table:table-row table:style-name="ro2">
          <table:table-cell office:value-type="string">
            <text:p>CREATE_DEED</text:p>
          </table:table-cell>
          <table:table-cell office:value-type="string">
            <text:p>viewDeedLinkMsg</text:p>
          </table:table-cell>
          <table:table-cell office:value-type="string">
            <text:p>You may wish to view the Deed details by clicking the following link:</text:p>
          </table:table-cell>
        </table:table-row>
        <table:table-row table:style-name="ro2">
          <table:table-cell office:value-type="string">
            <text:p>CREATE_DEED_NGO</text:p>
          </table:table-cell>
          <table:table-cell office:value-type="string">
            <text:p>subject</text:p>
          </table:table-cell>
          <table:table-cell office:value-type="string">
            <text:p>Deed Registration</text:p>
          </table:table-cell>
        </table:table-row>
        <table:table-row table:style-name="ro2">
          <table:table-cell office:value-type="string">
            <text:p>CREATE_DEED_NGO</text:p>
          </table:table-cell>
          <table:table-cell office:value-type="string">
            <text:p>dearNgo</text:p>
          </table:table-cell>
          <table:table-cell office:value-type="string">
            <text:p>Dear %1$s,</text:p>
          </table:table-cell>
        </table:table-row>
        <table:table-row table:style-name="ro2">
          <table:table-cell office:value-type="string">
            <text:p>CREATE_DEED_NGO</text:p>
          </table:table-cell>
          <table:table-cell office:value-type="string">
            <text:p>successMsg</text:p>
          </table:table-cell>
          <table:table-cell office:value-type="string">
            <text:p>You have successfully registered your Deed on GDFNow.org</text:p>
          </table:table-cell>
        </table:table-row>
        <table:table-row table:style-name="ro2">
          <table:table-cell office:value-type="string">
            <text:p>CREATE_DEED_NGO</text:p>
          </table:table-cell>
          <table:table-cell office:value-type="string">
            <text:p>viewDeedLinkMsg</text:p>
          </table:table-cell>
          <table:table-cell office:value-type="string">
            <text:p>You may wish to view the Deed details by clicking the following link:</text:p>
          </table:table-cell>
        </table:table-row>
        <table:table-row table:style-name="ro2">
          <table:table-cell office:value-type="string">
            <text:p>DEEDER_NOTIFY_GOVERNMENT_OFFER</text:p>
          </table:table-cell>
          <table:table-cell office:value-type="string">
            <text:p>subject</text:p>
          </table:table-cell>
          <table:table-cell office:value-type="string">
            <text:p>Offer from %1$s</text:p>
          </table:table-cell>
        </table:table-row>
        <table:table-row table:style-name="ro2">
          <table:table-cell office:value-type="string">
            <text:p>DEEDER_NOTIFY_GOVERNMENT_OFFER</text:p>
          </table:table-cell>
          <table:table-cell office:value-type="string">
            <text:p>congratsMsg</text:p>
          </table:table-cell>
          <table:table-cell office:value-type="string">
            <text:p>Congratulations %1$s, You have just won a new offer from %2$s</text:p>
          </table:table-cell>
        </table:table-row>
        <table:table-row table:style-name="ro2">
          <table:table-cell office:value-type="string">
            <text:p>DEEDER_NOTIFY_GOVERNMENT_OFFER</text:p>
          </table:table-cell>
          <table:table-cell office:value-type="string">
            <text:p>viewOfferLinkMsg</text:p>
          </table:table-cell>
          <table:table-cell office:value-type="string">
            <text:p>In order to view the Offer details, please visit the following link:</text:p>
          </table:table-cell>
        </table:table-row>
        <table:table-row table:style-name="ro2">
          <table:table-cell office:value-type="string">
            <text:p>DEEDER_NOTIFY_BUSINESS_OFFER</text:p>
          </table:table-cell>
          <table:table-cell office:value-type="string">
            <text:p>subject</text:p>
          </table:table-cell>
          <table:table-cell office:value-type="string">
            <text:p>Offer from %1$s</text:p>
          </table:table-cell>
        </table:table-row>
        <table:table-row table:style-name="ro2">
          <table:table-cell office:value-type="string">
            <text:p>DEEDER_NOTIFY_BUSINESS_OFFER</text:p>
          </table:table-cell>
          <table:table-cell office:value-type="string">
            <text:p>congratsMsg</text:p>
          </table:table-cell>
          <table:table-cell office:value-type="string">
            <text:p>Congratulations %1$s, You have just won a new offer from %2$s</text:p>
          </table:table-cell>
        </table:table-row>
        <table:table-row table:style-name="ro2">
          <table:table-cell office:value-type="string">
            <text:p>DEEDER_NOTIFY_BUSINESS_OFFER</text:p>
          </table:table-cell>
          <table:table-cell office:value-type="string">
            <text:p>viewOfferLinkMsg</text:p>
          </table:table-cell>
          <table:table-cell office:value-type="string">
            <text:p>In order to view the Offer details, please visit the following link:</text:p>
          </table:table-cell>
        </table:table-row>
        <table:table-row table:style-name="ro2">
          <table:table-cell office:value-type="string">
            <text:p>DEEDER_NOTIFY_NGO_OFFER</text:p>
          </table:table-cell>
          <table:table-cell office:value-type="string">
            <text:p>subject</text:p>
          </table:table-cell>
          <table:table-cell office:value-type="string">
            <text:p>Offer from %1$s</text:p>
          </table:table-cell>
        </table:table-row>
        <table:table-row table:style-name="ro2">
          <table:table-cell office:value-type="string">
            <text:p>DEEDER_NOTIFY_NGO_OFFER</text:p>
          </table:table-cell>
          <table:table-cell office:value-type="string">
            <text:p>subject</text:p>
          </table:table-cell>
          <table:table-cell office:value-type="string">
            <text:p>Offer from %1$s</text:p>
          </table:table-cell>
        </table:table-row>
        <table:table-row table:style-name="ro3">
          <table:table-cell office:value-type="string">
            <text:p>DEEDER_NOTIFY_NGO_OFFER</text:p>
          </table:table-cell>
          <table:table-cell office:value-type="string">
            <text:p>congratsMsg</text:p>
          </table:table-cell>
          <table:table-cell office:value-type="string">
            <text:p>Congratulations %1$s, You have just won a new offer from %2$s</text:p>
          </table:table-cell>
        </table:table-row>
        <table:table-row table:style-name="ro2">
          <table:table-cell office:value-type="string">
            <text:p>DEEDER_NOTIFY_NGO_OFFER</text:p>
          </table:table-cell>
          <table:table-cell office:value-type="string">
            <text:p>viewOfferLinkMsg</text:p>
          </table:table-cell>
          <table:table-cell office:value-type="string">
            <text:p>In order to view the Offer details, please visit the following link:</text:p>
          </table:table-cell>
        </table:table-row>
        <table:table-row table:style-name="ro2">
          <table:table-cell office:value-type="string">
            <text:p>PASSWORD_RESET</text:p>
          </table:table-cell>
          <table:table-cell office:value-type="string">
            <text:p>subject</text:p>
          </table:table-cell>
          <table:table-cell office:value-type="string">
            <text:p>Password Reset</text:p>
          </table:table-cell>
        </table:table-row>
        <table:table-row table:style-name="ro2">
          <table:table-cell office:value-type="string">
            <text:p>PASSWORD_RESET</text:p>
          </table:table-cell>
          <table:table-cell office:value-type="string">
            <text:p>pwResetMsg</text:p>
          </table:table-cell>
          <table:table-cell office:value-type="string">
            <text:p>If you have make a password reset on GDFNow.org</text:p>
          </table:table-cell>
        </table:table-row>
        <table:table-row table:style-name="ro2">
          <table:table-cell office:value-type="string">
            <text:p>PASSWORD_RESET</text:p>
          </table:table-cell>
          <table:table-cell office:value-type="string">
            <text:p>pwResetLinkMsg</text:p>
          </table:table-cell>
          <table:table-cell office:value-type="string">
            <text:p>Please reset your access password by clicking the following link:</text:p>
          </table:table-cell>
        </table:table-row>
        <table:table-row table:style-name="ro2">
          <table:table-cell office:value-type="string">
            <text:p>NOMINATED_DEED</text:p>
          </table:table-cell>
          <table:table-cell office:value-type="string">
            <text:p>subject</text:p>
          </table:table-cell>
          <table:table-cell office:value-type="string">
            <text:p>Deed Nomination</text:p>
          </table:table-cell>
        </table:table-row>
        <table:table-row table:style-name="ro2">
          <table:table-cell office:value-type="string">
            <text:p>NOMINATED_DEED</text:p>
          </table:table-cell>
          <table:table-cell office:value-type="string">
            <text:p>dearDeeder</text:p>
          </table:table-cell>
          <table:table-cell office:value-type="string">
            <text:p>Dear %1$s,</text:p>
          </table:table-cell>
        </table:table-row>
        <table:table-row table:style-name="ro2">
          <table:table-cell office:value-type="string">
            <text:p>NOMINATED_DEED</text:p>
          </table:table-cell>
          <table:table-cell office:value-type="string">
            <text:p>deederMsg</text:p>
          </table:table-cell>
          <table:table-cell office:value-type="string">
            <text:p>Thought we let you know that the User %1$s, who had earlier nominated you as a Deeder has successfully nominated your Deed on GDFNow.org</text:p>
          </table:table-cell>
        </table:table-row>
        <table:table-row table:style-name="ro2">
          <table:table-cell office:value-type="string">
            <text:p>NOMINATED_DEED</text:p>
          </table:table-cell>
          <table:table-cell office:value-type="string">
            <text:p>viewDeedLinkMsg</text:p>
          </table:table-cell>
          <table:table-cell office:value-type="string">
            <text:p>You may wish to view the Deed details by clicking the following link:</text:p>
          </table:table-cell>
        </table:table-row>
        <table:table-row table:style-name="ro2">
          <table:table-cell office:value-type="string">
            <text:p>NOMINATED_DEED_USER_COPY</text:p>
          </table:table-cell>
          <table:table-cell office:value-type="string">
            <text:p>subject</text:p>
          </table:table-cell>
          <table:table-cell office:value-type="string">
            <text:p>Deed Nominated</text:p>
          </table:table-cell>
        </table:table-row>
        <table:table-row table:style-name="ro2">
          <table:table-cell office:value-type="string">
            <text:p>NOMINATED_DEED_USER_COPY</text:p>
          </table:table-cell>
          <table:table-cell office:value-type="string">
            <text:p>dearUser</text:p>
          </table:table-cell>
          <table:table-cell office:value-type="string">
            <text:p>Dear %1$s,</text:p>
          </table:table-cell>
        </table:table-row>
        <table:table-row table:style-name="ro2">
          <table:table-cell office:value-type="string">
            <text:p>NOMINATED_DEED_USER_COPY</text:p>
          </table:table-cell>
          <table:table-cell office:value-type="string">
            <text:p>successMsg</text:p>
          </table:table-cell>
          <table:table-cell office:value-type="string">
            <text:p>You have successfully nominated the Deed of your nominated Deeder %1$s. We have also made %2$s aware of this.</text:p>
          </table:table-cell>
        </table:table-row>
        <table:table-row table:style-name="ro2">
          <table:table-cell office:value-type="string">
            <text:p>NOMINATED_DEED_USER_COPY</text:p>
          </table:table-cell>
          <table:table-cell office:value-type="string">
            <text:p>viewDeedLinkMsg</text:p>
          </table:table-cell>
          <table:table-cell office:value-type="string">
            <text:p>You may wish to view the Deed details by clicking the following link: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8">08/11/2021</text:date>, <text:time>22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inder Singh</meta:initial-creator>
    <meta:creation-date>2021-11-05T19:00:49</meta:creation-date>
    <meta:generator>OpenOffice/4.1.7$Unix OpenOffice.org_project/417m1$Build-9800</meta:generator>
    <dc:date>2021-11-08T22:38:40</dc:date>
    <dc:creator>Satinder Singh</dc:creator>
    <meta:editing-duration>PT19M57S</meta:editing-duration>
    <meta:editing-cycles>7</meta:editing-cycles>
    <meta:document-statistic meta:table-count="3" meta:cell-count="264" meta:object-count="0"/>
  </office:meta>
</office:document-meta>
</file>